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5mm" svg:x="362.34mm" svg:y="21.78mm">
            <draw:object draw:notify-on-update-of-ranges="Sheet1.A1:Sheet1.A10 Sheet1.B1:Sheet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2.03924831" calcext:value-type="float">
            <text:p>632.039248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329.55736086" calcext:value-type="float">
            <text:p>329.55736086</text:p>
          </table:table-cell>
          <table:table-cell office:value-type="float" office:value="557.70306928" calcext:value-type="float">
            <text:p>557.703069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 (to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SQRT(([.$A1]-[.$A$2])^2+([.$B1]-[.$B$2])^2+([.$C1]-[.$C$2])^2)" office:value-type="float" office:value="337.83860290054" calcext:value-type="float">
            <text:p>337.83860290054</text:p>
          </table:table-cell>
          <table:table-cell table:formula="of:=SQRT(([.$A1]-[.$A$3])^2+([.$B1]-[.$B$3])^2+([.$C1]-[.$C$3])^2)" office:value-type="float" office:value="350.682878451111" calcext:value-type="float">
            <text:p>350.682878451111</text:p>
          </table:table-cell>
          <table:table-cell table:formula="of:=SQRT(([.$A1]-[.$A$4])^2+([.$B1]-[.$B$4])^2+([.$C1]-[.$C$4])^2)" office:value-type="float" office:value="800.550696320505" calcext:value-type="float">
            <text:p>800.550696320505</text:p>
          </table:table-cell>
          <table:table-cell table:formula="of:=SQRT(([.$A1]-[.$A$5])^2+([.$B1]-[.$B$5])^2+([.$C1]-[.$C$5])^2)" office:value-type="float" office:value="1030.33437301795" calcext:value-type="float">
            <text:p>1030.33437301795</text:p>
          </table:table-cell>
          <table:table-cell table:formula="of:=SQRT(([.$A1]-[.$A$6])^2+([.$B1]-[.$B$6])^2+([.$C1]-[.$C$6])^2)" office:value-type="float" office:value="507.674512944963" calcext:value-type="float">
            <text:p>507.674512944963</text:p>
          </table:table-cell>
          <table:table-cell table:formula="of:=SQRT(([.$A1]-[.$A$7])^2+([.$B1]-[.$B$7])^2+([.$C1]-[.$C$7])^2)" office:value-type="float" office:value="632.093616925006" calcext:value-type="float">
            <text:p>632.093616925006</text:p>
          </table:table-cell>
          <table:table-cell table:formula="of:=SQRT(([.$A1]-[.$A$8])^2+([.$B1]-[.$B$8])^2+([.$C1]-[.$C$8])^2)" office:value-type="float" office:value="803.938136224154" calcext:value-type="float">
            <text:p>803.938136224154</text:p>
          </table:table-cell>
          <table:table-cell table:formula="of:=SQRT(([.$A1]-[.$A$9])^2+([.$B1]-[.$B$9])^2+([.$C1]-[.$C$9])^2)" office:value-type="float" office:value="800.040606772778" calcext:value-type="float">
            <text:p>800.040606772778</text:p>
          </table:table-cell>
          <table:table-cell table:formula="of:=SQRT(([.$A1]-[.$A$10])^2+([.$B1]-[.$B$10])^2+([.$C1]-[.$C$10])^2)" office:value-type="float" office:value="1074.35830753595" calcext:value-type="float">
            <text:p>1074.35830753595</text:p>
          </table:table-cell>
          <table:table-cell table:number-columns-repeated="5"/>
        </table:table-row>
        <table:table-row table:style-name="ro1">
          <table:table-cell office:value-type="float" office:value="329.94077707" calcext:value-type="float">
            <text:p>329.94077707</text:p>
          </table:table-cell>
          <table:table-cell office:value-type="float" office:value="557.09443618" calcext:value-type="float">
            <text:p>557.09443618</text:p>
          </table:table-cell>
          <table:table-cell office:value-type="float" office:value="124.2" calcext:value-type="float">
            <text:p>124.2</text:p>
          </table:table-cell>
          <table:table-cell office:value-type="string" calcext:value-type="string">
            <text:p>3 (bottom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table:formula="of:=SQRT(([.$A2]-[.$A$3])^2+([.$B2]-[.$B$3])^2+([.$C2]-[.$C$3])^2)" office:value-type="float" office:value="91.2028368102687" calcext:value-type="float">
            <text:p>91.2028368102687</text:p>
          </table:table-cell>
          <table:table-cell table:formula="of:=SQRT(([.$A2]-[.$A$4])^2+([.$B2]-[.$B$4])^2+([.$C2]-[.$C$4])^2)" office:value-type="float" office:value="462.917088328823" calcext:value-type="float">
            <text:p>462.917088328823</text:p>
          </table:table-cell>
          <table:table-cell table:formula="of:=SQRT(([.$A2]-[.$A$5])^2+([.$B2]-[.$B$5])^2+([.$C2]-[.$C$5])^2)" office:value-type="float" office:value="711.515809491833" calcext:value-type="float">
            <text:p>711.515809491833</text:p>
          </table:table-cell>
          <table:table-cell table:formula="of:=SQRT(([.$A2]-[.$A$6])^2+([.$B2]-[.$B$6])^2+([.$C2]-[.$C$6])^2)" office:value-type="float" office:value="542.535538862879" calcext:value-type="float">
            <text:p>542.535538862879</text:p>
          </table:table-cell>
          <table:table-cell table:formula="of:=SQRT(([.$A2]-[.$A$7])^2+([.$B2]-[.$B$7])^2+([.$C2]-[.$C$7])^2)" office:value-type="float" office:value="643.748108199432" calcext:value-type="float">
            <text:p>643.748108199432</text:p>
          </table:table-cell>
          <table:table-cell table:formula="of:=SQRT(([.$A2]-[.$A$8])^2+([.$B2]-[.$B$8])^2+([.$C2]-[.$C$8])^2)" office:value-type="float" office:value="666.542603932412" calcext:value-type="float">
            <text:p>666.542603932412</text:p>
          </table:table-cell>
          <table:table-cell table:formula="of:=SQRT(([.$A2]-[.$A$9])^2+([.$B2]-[.$B$9])^2+([.$C2]-[.$C$9])^2)" office:value-type="float" office:value="583.294673321986" calcext:value-type="float">
            <text:p>583.294673321986</text:p>
          </table:table-cell>
          <table:table-cell table:formula="of:=SQRT(([.$A2]-[.$A$10])^2+([.$B2]-[.$B$10])^2+([.$C2]-[.$C$10])^2)" office:value-type="float" office:value="774.496596643959" calcext:value-type="float">
            <text:p>774.496596643959</text:p>
          </table:table-cell>
          <table:table-cell table:number-columns-repeated="5"/>
        </table:table-row>
        <table:table-row table:style-name="ro1">
          <table:table-cell office:value-type="float" office:value="776.03914733" calcext:value-type="float">
            <text:p>776.03914733</text:p>
          </table:table-cell>
          <table:table-cell office:value-type="float" office:value="435.45743534" calcext:value-type="float">
            <text:p>435.45743534</text:p>
          </table:table-cell>
          <table:table-cell office:value-type="float" office:value="31.5" calcext:value-type="float">
            <text:p>31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table:formula="of:=SQRT(([.$A3]-[.$A$4])^2+([.$B3]-[.$B$4])^2+([.$C3]-[.$C$4])^2)" office:value-type="float" office:value="471.585205367999" calcext:value-type="float">
            <text:p>471.585205367999</text:p>
          </table:table-cell>
          <table:table-cell table:formula="of:=SQRT(([.$A3]-[.$A$5])^2+([.$B3]-[.$B$5])^2+([.$C3]-[.$C$5])^2)" office:value-type="float" office:value="704.957560625813" calcext:value-type="float">
            <text:p>704.957560625813</text:p>
          </table:table-cell>
          <table:table-cell table:formula="of:=SQRT(([.$A3]-[.$A$6])^2+([.$B3]-[.$B$6])^2+([.$C3]-[.$C$6])^2)" office:value-type="float" office:value="534.565046775072" calcext:value-type="float">
            <text:p>534.565046775072</text:p>
          </table:table-cell>
          <table:table-cell table:formula="of:=SQRT(([.$A3]-[.$A$7])^2+([.$B3]-[.$B$7])^2+([.$C3]-[.$C$7])^2)" office:value-type="float" office:value="650.264912876859" calcext:value-type="float">
            <text:p>650.264912876859</text:p>
          </table:table-cell>
          <table:table-cell table:formula="of:=SQRT(([.$A3]-[.$A$8])^2+([.$B3]-[.$B$8])^2+([.$C3]-[.$C$8])^2)" office:value-type="float" office:value="660.185648927858" calcext:value-type="float">
            <text:p>660.185648927858</text:p>
          </table:table-cell>
          <table:table-cell table:formula="of:=SQRT(([.$A3]-[.$A$9])^2+([.$B3]-[.$B$9])^2+([.$C3]-[.$C$9])^2)" office:value-type="float" office:value="589.577311100258" calcext:value-type="float">
            <text:p>589.577311100258</text:p>
          </table:table-cell>
          <table:table-cell table:formula="of:=SQRT(([.$A3]-[.$A$10])^2+([.$B3]-[.$B$10])^2+([.$C3]-[.$C$10])^2)" office:value-type="float" office:value="779.208388487231" calcext:value-type="float">
            <text:p>779.208388487231</text:p>
          </table:table-cell>
          <table:table-cell table:number-columns-repeated="5"/>
        </table:table-row>
        <table:table-row table:style-name="ro1">
          <table:table-cell office:value-type="float" office:value="907.27560286" calcext:value-type="float">
            <text:p>907.27560286</text:p>
          </table:table-cell>
          <table:table-cell office:value-type="float" office:value="152.55813223" calcext:value-type="float">
            <text:p>152.55813223</text:p>
          </table:table-cell>
          <table:table-cell office:value-type="float" office:value="124.4" calcext:value-type="float">
            <text:p>124.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  <table:table-cell table:formula="of:=SQRT(([.$A4]-[.$A$5])^2+([.$B4]-[.$B$5])^2+([.$C4]-[.$C$5])^2)" office:value-type="float" office:value="325.400419422289" calcext:value-type="float">
            <text:p>325.400419422289</text:p>
          </table:table-cell>
          <table:table-cell table:formula="of:=SQRT(([.$A4]-[.$A$6])^2+([.$B4]-[.$B$6])^2+([.$C4]-[.$C$6])^2)" office:value-type="float" office:value="833.719350411966" calcext:value-type="float">
            <text:p>833.719350411966</text:p>
          </table:table-cell>
          <table:table-cell table:formula="of:=SQRT(([.$A4]-[.$A$7])^2+([.$B4]-[.$B$7])^2+([.$C4]-[.$C$7])^2)" office:value-type="float" office:value="882.858855017837" calcext:value-type="float">
            <text:p>882.858855017837</text:p>
          </table:table-cell>
          <table:table-cell table:formula="of:=SQRT(([.$A4]-[.$A$8])^2+([.$B4]-[.$B$8])^2+([.$C4]-[.$C$8])^2)" office:value-type="float" office:value="715.212634128539" calcext:value-type="float">
            <text:p>715.212634128539</text:p>
          </table:table-cell>
          <table:table-cell table:formula="of:=SQRT(([.$A4]-[.$A$9])^2+([.$B4]-[.$B$9])^2+([.$C4]-[.$C$9])^2)" office:value-type="float" office:value="527.945932798777" calcext:value-type="float">
            <text:p>527.945932798777</text:p>
          </table:table-cell>
          <table:table-cell table:formula="of:=SQRT(([.$A4]-[.$A$10])^2+([.$B4]-[.$B$10])^2+([.$C4]-[.$C$10])^2)" office:value-type="float" office:value="440.341330083461" calcext:value-type="float">
            <text:p>440.341330083461</text:p>
          </table:table-cell>
          <table:table-cell table:number-columns-repeated="5"/>
        </table:table-row>
        <table:table-row table:style-name="ro1">
          <table:table-cell office:value-type="float" office:value="4.73432517999999" calcext:value-type="float">
            <text:p>4.73432517999999</text:p>
          </table:table-cell>
          <table:table-cell office:value-type="float" office:value="132.82971589" calcext:value-type="float">
            <text:p>132.82971589</text:p>
          </table:table-cell>
          <table:table-cell office:value-type="float" office:value="124.2" calcext:value-type="float">
            <text:p>124.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formula="of:=SQRT(([.$A5]-[.$A$6])^2+([.$B5]-[.$B$6])^2+([.$C5]-[.$C$6])^2)" office:value-type="float" office:value="902.756893259493" calcext:value-type="float">
            <text:p>902.756893259493</text:p>
          </table:table-cell>
          <table:table-cell table:formula="of:=SQRT(([.$A5]-[.$A$7])^2+([.$B5]-[.$B$7])^2+([.$C5]-[.$C$7])^2)" office:value-type="float" office:value="916.951593112388" calcext:value-type="float">
            <text:p>916.951593112388</text:p>
          </table:table-cell>
          <table:table-cell table:formula="of:=SQRT(([.$A5]-[.$A$8])^2+([.$B5]-[.$B$8])^2+([.$C5]-[.$C$8])^2)" office:value-type="float" office:value="646.259779620162" calcext:value-type="float">
            <text:p>646.259779620162</text:p>
          </table:table-cell>
          <table:table-cell table:formula="of:=SQRT(([.$A5]-[.$A$9])^2+([.$B5]-[.$B$9])^2+([.$C5]-[.$C$9])^2)" office:value-type="float" office:value="460.117212571123" calcext:value-type="float">
            <text:p>460.117212571123</text:p>
          </table:table-cell>
          <table:table-cell table:formula="of:=SQRT(([.$A5]-[.$A$10])^2+([.$B5]-[.$B$10])^2+([.$C5]-[.$C$10])^2)" office:value-type="float" office:value="176.38796414993" calcext:value-type="float">
            <text:p>176.38796414993</text:p>
          </table:table-cell>
          <table:table-cell table:number-columns-repeated="5"/>
        </table:table-row>
        <table:table-row table:style-name="ro1">
          <table:table-cell office:value-type="float" office:value="8.04544299999998" calcext:value-type="float">
            <text:p>8.045442999999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x</text:p>
          </table:table-cell>
          <table:table-cell table:formula="of:=SQRT(([.$A6]-[.$A$7])^2+([.$B6]-[.$B$7])^2+([.$C6]-[.$C$7])^2)" office:value-type="float" office:value="162.875218878244" calcext:value-type="float">
            <text:p>162.875218878244</text:p>
          </table:table-cell>
          <table:table-cell table:formula="of:=SQRT(([.$A6]-[.$A$8])^2+([.$B6]-[.$B$8])^2+([.$C6]-[.$C$8])^2)" office:value-type="float" office:value="388.591550769894" calcext:value-type="float">
            <text:p>388.591550769894</text:p>
          </table:table-cell>
          <table:table-cell table:formula="of:=SQRT(([.$A6]-[.$A$9])^2+([.$B6]-[.$B$9])^2+([.$C6]-[.$C$9])^2)" office:value-type="float" office:value="507.145152883847" calcext:value-type="float">
            <text:p>507.145152883847</text:p>
          </table:table-cell>
          <table:table-cell table:formula="of:=SQRT(([.$A6]-[.$A$10])^2+([.$B6]-[.$B$10])^2+([.$C6]-[.$C$10])^2)" office:value-type="float" office:value="882.332637271155" calcext:value-type="float">
            <text:p>882.332637271155</text:p>
          </table:table-cell>
          <table:table-cell table:number-columns-repeated="5"/>
        </table:table-row>
        <table:table-row table:style-name="ro1">
          <table:table-cell office:value-type="float" office:value="313.65290155" calcext:value-type="float">
            <text:p>313.65290155</text:p>
          </table:table-cell>
          <table:table-cell office:value-type="float" office:value="-102.87988617" calcext:value-type="float">
            <text:p>-102.87988617</text:p>
          </table:table-cell>
          <table:table-cell office:value-type="float" office:value="120.5" calcext:value-type="float">
            <text:p>120.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x</text:p>
          </table:table-cell>
          <table:table-cell table:formula="of:=SQRT(([.$A7]-[.$A$8])^2+([.$B7]-[.$B$8])^2+([.$C7]-[.$C$8])^2)" office:value-type="float" office:value="334.918556816045" calcext:value-type="float">
            <text:p>334.918556816045</text:p>
          </table:table-cell>
          <table:table-cell table:formula="of:=SQRT(([.$A7]-[.$A$9])^2+([.$B7]-[.$B$9])^2+([.$C7]-[.$C$9])^2)" office:value-type="float" office:value="476.438345385502" calcext:value-type="float">
            <text:p>476.438345385502</text:p>
          </table:table-cell>
          <table:table-cell table:formula="of:=SQRT(([.$A7]-[.$A$10])^2+([.$B7]-[.$B$10])^2+([.$C7]-[.$C$10])^2)" office:value-type="float" office:value="865.045208041609" calcext:value-type="float">
            <text:p>865.045208041609</text:p>
          </table:table-cell>
          <table:table-cell table:number-columns-repeated="5"/>
        </table:table-row>
        <table:table-row table:style-name="ro1">
          <table:table-cell office:value-type="float" office:value="484.44593583" calcext:value-type="float">
            <text:p>484.44593583</text:p>
          </table:table-cell>
          <table:table-cell office:value-type="float" office:value="-4.65052524" calcext:value-type="float">
            <text:p>-4.65052524</text:p>
          </table:table-cell>
          <table:table-cell office:value-type="float" office:value="33.8" calcext:value-type="float">
            <text:p>33.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formula="of:=SQRT(([.$A8]-[.$A$9])^2+([.$B8]-[.$B$9])^2+([.$C8]-[.$C$9])^2)" office:value-type="float" office:value="215.258351538995" calcext:value-type="float">
            <text:p>215.258351538995</text:p>
          </table:table-cell>
          <table:table-cell table:formula="of:=SQRT(([.$A8]-[.$A$10])^2+([.$B8]-[.$B$10])^2+([.$C8]-[.$C$10])^2)" office:value-type="float" office:value="576.653727452348" calcext:value-type="float">
            <text:p>576.653727452348</text:p>
          </table:table-cell>
          <table:table-cell table:number-columns-repeated="5"/>
        </table:table-row>
        <table:table-row table:style-name="ro1">
          <table:table-cell office:value-type="float" office:value="873.0666435" calcext:value-type="float">
            <text:p>873.0666435</text:p>
          </table:table-cell>
          <table:table-cell office:value-type="float" office:value="5.94008765" calcext:value-type="float">
            <text:p>5.94008765</text:p>
          </table:table-cell>
          <table:table-cell office:value-type="float" office:value="32.5" calcext:value-type="float">
            <text:p>32.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string" calcext:value-type="string">
            <text:p>x</text:p>
          </table:table-cell>
          <table:table-cell table:formula="of:=SQRT(([.$A9]-[.$A$10])^2+([.$B9]-[.$B$10])^2+([.$C9]-[.$C$10])^2)" office:value-type="float" office:value="388.767161050567" calcext:value-type="float">
            <text:p>388.76716105056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338" calcext:value-type="float">
            <text:p>338</text:p>
          </table:table-cell>
          <table:table-cell office:value-type="float" office:value="351" calcext:value-type="float">
            <text:p>351</text:p>
          </table:table-cell>
          <table:table-cell office:value-type="float" office:value="800" calcext:value-type="float">
            <text:p>800</text:p>
          </table:table-cell>
          <table:table-cell office:value-type="float" office:value="1030" calcext:value-type="float">
            <text:p>1030</text:p>
          </table:table-cell>
          <table:table-cell office:value-type="float" office:value="507" calcext:value-type="float">
            <text:p>507</text:p>
          </table:table-cell>
          <table:table-cell office:value-type="float" office:value="632" calcext:value-type="float">
            <text:p>632</text:p>
          </table:table-cell>
          <table:table-cell office:value-type="float" office:value="804" calcext:value-type="float">
            <text:p>804</text:p>
          </table:table-cell>
          <table:table-cell office:value-type="float" office:value="800" calcext:value-type="float">
            <text:p>800</text:p>
          </table:table-cell>
          <table:table-cell office:value-type="float" office:value="1075" calcext:value-type="float">
            <text:p>107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float" office:value="463" calcext:value-type="float">
            <text:p>463</text:p>
          </table:table-cell>
          <table:table-cell office:value-type="float" office:value="712" calcext:value-type="float">
            <text:p>712</text:p>
          </table:table-cell>
          <table:table-cell office:value-type="float" office:value="542" calcext:value-type="float">
            <text:p>542</text:p>
          </table:table-cell>
          <table:table-cell office:value-type="float" office:value="644" calcext:value-type="float">
            <text:p>644</text:p>
          </table:table-cell>
          <table:table-cell office:value-type="float" office:value="667" calcext:value-type="float">
            <text:p>667</text:p>
          </table:table-cell>
          <table:table-cell office:value-type="float" office:value="583" calcext:value-type="float">
            <text:p>583</text:p>
          </table:table-cell>
          <table:table-cell office:value-type="float" office:value="774" calcext:value-type="float">
            <text:p>77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472" calcext:value-type="float">
            <text:p>472</text:p>
          </table:table-cell>
          <table:table-cell office:value-type="float" office:value="705" calcext:value-type="float">
            <text:p>705</text:p>
          </table:table-cell>
          <table:table-cell office:value-type="float" office:value="535" calcext:value-type="float">
            <text:p>535</text:p>
          </table:table-cell>
          <table:table-cell office:value-type="float" office:value="650" calcext:value-type="float">
            <text:p>650</text:p>
          </table:table-cell>
          <table:table-cell office:value-type="float" office:value="660" calcext:value-type="float">
            <text:p>660</text:p>
          </table:table-cell>
          <table:table-cell office:value-type="float" office:value="590" calcext:value-type="float">
            <text:p>590</text:p>
          </table:table-cell>
          <table:table-cell office:value-type="float" office:value="779" calcext:value-type="float">
            <text:p>77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325" calcext:value-type="float">
            <text:p>325</text:p>
          </table:table-cell>
          <table:table-cell office:value-type="float" office:value="834" calcext:value-type="float">
            <text:p>834</text:p>
          </table:table-cell>
          <table:table-cell office:value-type="float" office:value="883" calcext:value-type="float">
            <text:p>883</text:p>
          </table:table-cell>
          <table:table-cell office:value-type="float" office:value="715" calcext:value-type="float">
            <text:p>715</text:p>
          </table:table-cell>
          <table:table-cell office:value-type="float" office:value="351" calcext:value-type="float">
            <text:p>351</text:p>
          </table:table-cell>
          <table:table-cell office:value-type="float" office:value="440" calcext:value-type="float">
            <text:p>44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903" calcext:value-type="float">
            <text:p>903</text:p>
          </table:table-cell>
          <table:table-cell office:value-type="float" office:value="917" calcext:value-type="float">
            <text:p>917</text:p>
          </table:table-cell>
          <table:table-cell office:value-type="float" office:value="646" calcext:value-type="float">
            <text:p>646</text:p>
          </table:table-cell>
          <table:table-cell office:value-type="float" office:value="460" calcext:value-type="float">
            <text:p>460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162" calcext:value-type="float">
            <text:p>162</text:p>
          </table:table-cell>
          <table:table-cell office:value-type="float" office:value="388" calcext:value-type="float">
            <text:p>388</text:p>
          </table:table-cell>
          <table:table-cell office:value-type="float" office:value="507" calcext:value-type="float">
            <text:p>507</text:p>
          </table:table-cell>
          <table:table-cell office:value-type="float" office:value="882" calcext:value-type="float">
            <text:p>8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**************</text:p>
          </table:table-cell>
          <table:table-cell office:value-type="float" office:value="476" calcext:value-type="float">
            <text:p>476</text:p>
          </table:table-cell>
          <table:table-cell office:value-type="float" office:value="865" calcext:value-type="float">
            <text:p>86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office:value-type="float" office:value="316" calcext:value-type="float">
            <text:p>316</text:p>
          </table:table-cell>
          <table:table-cell office:value-type="float" office:value="577" calcext:value-type="float">
            <text:p>57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388" calcext:value-type="float">
            <text:p>38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c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formula="of:=[.G14]-[.G2]" office:value-type="float" office:value="0.16139709946043" calcext:value-type="float">
            <text:p>0.16139709946043</text:p>
          </table:table-cell>
          <table:table-cell table:formula="of:=[.H14]-[.H2]" office:value-type="float" office:value="0.317121548889418" calcext:value-type="float">
            <text:p>0.317121548889418</text:p>
          </table:table-cell>
          <table:table-cell table:formula="of:=[.I14]-[.I2]" office:value-type="float" office:value="-0.55069632050504" calcext:value-type="float">
            <text:p>-0.55069632050504</text:p>
          </table:table-cell>
          <table:table-cell table:formula="of:=[.J14]-[.J2]" office:value-type="float" office:value="-0.334373017953112" calcext:value-type="float">
            <text:p>-0.334373017953112</text:p>
          </table:table-cell>
          <table:table-cell table:formula="of:=[.K14]-[.K2]" office:value-type="float" office:value="-0.674512944962601" calcext:value-type="float">
            <text:p>-0.674512944962601</text:p>
          </table:table-cell>
          <table:table-cell table:formula="of:=[.L14]-[.L2]" office:value-type="float" office:value="-0.0936169250057901" calcext:value-type="float">
            <text:p>-0.09361692500579</text:p>
          </table:table-cell>
          <table:table-cell table:formula="of:=[.M14]-[.M2]" office:value-type="float" office:value="0.0618637758460636" calcext:value-type="float">
            <text:p>0.061863775846064</text:p>
          </table:table-cell>
          <table:table-cell table:formula="of:=[.N14]-[.N2]" office:value-type="float" office:value="-0.0406067727778918" calcext:value-type="float">
            <text:p>-0.040606772777892</text:p>
          </table:table-cell>
          <table:table-cell table:formula="of:=[.O14]-[.O2]" office:value-type="float" office:value="0.641692464049129" calcext:value-type="float">
            <text:p>0.64169246404912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table:formula="of:=[.H15]-[.H3]" office:value-type="float" office:value="-0.202836810268721" calcext:value-type="float">
            <text:p>-0.202836810268721</text:p>
          </table:table-cell>
          <table:table-cell table:formula="of:=[.I15]-[.I3]" office:value-type="float" office:value="0.0829116711772144" calcext:value-type="float">
            <text:p>0.082911671177215</text:p>
          </table:table-cell>
          <table:table-cell table:formula="of:=[.J15]-[.J3]" office:value-type="float" office:value="0.484190508166535" calcext:value-type="float">
            <text:p>0.484190508166535</text:p>
          </table:table-cell>
          <table:table-cell table:formula="of:=[.K15]-[.K3]" office:value-type="float" office:value="-0.53553886287898" calcext:value-type="float">
            <text:p>-0.53553886287898</text:p>
          </table:table-cell>
          <table:table-cell table:formula="of:=[.L15]-[.L3]" office:value-type="float" office:value="0.251891800567819" calcext:value-type="float">
            <text:p>0.251891800567819</text:p>
          </table:table-cell>
          <table:table-cell table:formula="of:=[.M15]-[.M3]" office:value-type="float" office:value="0.457396067588093" calcext:value-type="float">
            <text:p>0.457396067588093</text:p>
          </table:table-cell>
          <table:table-cell table:formula="of:=[.N15]-[.N3]" office:value-type="float" office:value="-0.294673321985556" calcext:value-type="float">
            <text:p>-0.294673321985556</text:p>
          </table:table-cell>
          <table:table-cell table:formula="of:=[.O15]-[.O3]" office:value-type="float" office:value="-0.49659664395881" calcext:value-type="float">
            <text:p>-0.4965966439588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table:formula="of:=[.I16]-[.I4]" office:value-type="float" office:value="0.414794632000564" calcext:value-type="float">
            <text:p>0.414794632000564</text:p>
          </table:table-cell>
          <table:table-cell table:formula="of:=[.J16]-[.J4]" office:value-type="float" office:value="0.0424393741873246" calcext:value-type="float">
            <text:p>0.042439374187325</text:p>
          </table:table-cell>
          <table:table-cell table:formula="of:=[.K16]-[.K4]" office:value-type="float" office:value="0.434953224928108" calcext:value-type="float">
            <text:p>0.434953224928108</text:p>
          </table:table-cell>
          <table:table-cell table:formula="of:=[.L16]-[.L4]" office:value-type="float" office:value="-0.264912876859057" calcext:value-type="float">
            <text:p>-0.264912876859057</text:p>
          </table:table-cell>
          <table:table-cell table:formula="of:=[.M16]-[.M4]" office:value-type="float" office:value="-0.185648927857756" calcext:value-type="float">
            <text:p>-0.185648927857756</text:p>
          </table:table-cell>
          <table:table-cell table:formula="of:=[.N16]-[.N4]" office:value-type="float" office:value="0.422688899742298" calcext:value-type="float">
            <text:p>0.422688899742298</text:p>
          </table:table-cell>
          <table:table-cell table:formula="of:=[.O16]-[.O4]" office:value-type="float" office:value="-0.20838848723065" calcext:value-type="float">
            <text:p>-0.2083884872306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  <table:table-cell table:formula="of:=[.J17]-[.J5]" office:value-type="float" office:value="-0.400419422288564" calcext:value-type="float">
            <text:p>-0.400419422288564</text:p>
          </table:table-cell>
          <table:table-cell table:formula="of:=[.K17]-[.K5]" office:value-type="float" office:value="0.280649588033612" calcext:value-type="float">
            <text:p>0.280649588033612</text:p>
          </table:table-cell>
          <table:table-cell table:formula="of:=[.L17]-[.L5]" office:value-type="float" office:value="0.141144982163155" calcext:value-type="float">
            <text:p>0.141144982163155</text:p>
          </table:table-cell>
          <table:table-cell table:formula="of:=[.M17]-[.M5]" office:value-type="float" office:value="-0.212634128539207" calcext:value-type="float">
            <text:p>-0.212634128539207</text:p>
          </table:table-cell>
          <table:table-cell table:formula="of:=[.N17]-[.N5]" office:value-type="float" office:value="-176.945932798777" calcext:value-type="float">
            <text:p>-176.945932798777</text:p>
          </table:table-cell>
          <table:table-cell table:formula="of:=[.O17]-[.O5]" office:value-type="float" office:value="-0.34133008346123" calcext:value-type="float">
            <text:p>-0.3413300834612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formula="of:=[.K18]-[.K6]" office:value-type="float" office:value="0.243106740507301" calcext:value-type="float">
            <text:p>0.243106740507301</text:p>
          </table:table-cell>
          <table:table-cell table:formula="of:=[.L18]-[.L6]" office:value-type="float" office:value="0.0484068876115771" calcext:value-type="float">
            <text:p>0.048406887611577</text:p>
          </table:table-cell>
          <table:table-cell table:formula="of:=[.M18]-[.M6]" office:value-type="float" office:value="-0.259779620161794" calcext:value-type="float">
            <text:p>-0.259779620161794</text:p>
          </table:table-cell>
          <table:table-cell table:formula="of:=[.N18]-[.N6]" office:value-type="float" office:value="-0.117212571123446" calcext:value-type="float">
            <text:p>-0.117212571123446</text:p>
          </table:table-cell>
          <table:table-cell table:formula="of:=[.O18]-[.O6]" office:value-type="float" office:value="-0.387964149929985" calcext:value-type="float">
            <text:p>-0.3879641499299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x</text:p>
          </table:table-cell>
          <table:table-cell table:formula="of:=[.L19]-[.L7]" office:value-type="float" office:value="-0.875218878244453" calcext:value-type="float">
            <text:p>-0.875218878244453</text:p>
          </table:table-cell>
          <table:table-cell table:formula="of:=[.M19]-[.M7]" office:value-type="float" office:value="-0.591550769894013" calcext:value-type="float">
            <text:p>-0.591550769894013</text:p>
          </table:table-cell>
          <table:table-cell table:formula="of:=[.N19]-[.N7]" office:value-type="float" office:value="-0.145152883846606" calcext:value-type="float">
            <text:p>-0.145152883846606</text:p>
          </table:table-cell>
          <table:table-cell table:formula="of:=[.O19]-[.O7]" office:value-type="float" office:value="-0.332637271154908" calcext:value-type="float">
            <text:p>-0.33263727115490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**************</text:p>
          </table:table-cell>
          <table:table-cell table:formula="of:=[.N20]-[.N8]" office:value-type="float" office:value="-0.438345385501918" calcext:value-type="float">
            <text:p>-0.438345385501918</text:p>
          </table:table-cell>
          <table:table-cell table:formula="of:=[.O20]-[.O8]" office:value-type="float" office:value="-0.0452080416092713" calcext:value-type="float">
            <text:p>-0.04520804160927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formula="of:=[.N21]-[.N9]" office:value-type="float" office:value="100.741648461005" calcext:value-type="float">
            <text:p>100.741648461005</text:p>
          </table:table-cell>
          <table:table-cell table:formula="of:=[.O21]-[.O9]" office:value-type="float" office:value="0.34627254765212" calcext:value-type="float">
            <text:p>0.3462725476521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9" office:value-type="string" calcext:value-type="string">
            <text:p>x</text:p>
          </table:table-cell>
          <table:table-cell table:formula="of:=[.O22]-[.O10]" office:value-type="float" office:value="-0.767161050566983" calcext:value-type="float">
            <text:p>-0.76716105056698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5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Original estimates</text:p>
          </table:table-cell>
          <table:table-cell table:number-columns-repeated="2"/>
          <table:table-cell office:value-type="string" calcext:value-type="string">
            <text:p>Removed 4/9</text:p>
          </table:table-cell>
          <table:table-cell table:number-columns-repeated="2"/>
          <table:table-cell office:value-type="string" calcext:value-type="string">
            <text:p>Removed 4/9 and 7/9</text:p>
          </table:table-cell>
          <table:table-cell table:number-columns-repeated="2"/>
          <table:table-cell office:value-type="string" calcext:value-type="string">
            <text:p>Normalised</text:p>
          </table:table-cell>
          <table:table-cell/>
        </table:table-row>
        <table:table-row table:style-name="ro1">
          <table:table-cell table:number-columns-repeated="9"/>
          <table:table-cell office:value-type="float" office:value="-549.92060933" calcext:value-type="float">
            <text:p>-549.92060933</text:p>
          </table:table-cell>
          <table:table-cell office:value-type="float" office:value="554.79006164" calcext:value-type="float">
            <text:p>554.79006164</text:p>
          </table:table-cell>
          <table:table-cell/>
          <table:table-cell office:value-type="float" office:value="-453.53371699" calcext:value-type="float">
            <text:p>-453.53371699</text:p>
          </table:table-cell>
          <table:table-cell office:value-type="float" office:value="673.8855102" calcext:value-type="float">
            <text:p>673.8855102</text:p>
          </table:table-cell>
          <table:table-cell/>
          <table:table-cell office:value-type="float" office:value="-485.77448252" calcext:value-type="float">
            <text:p>-485.77448252</text:p>
          </table:table-cell>
          <table:table-cell office:value-type="float" office:value="630.85439371" calcext:value-type="float">
            <text:p>630.854393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2.03924831" calcext:value-type="float">
            <text:p>632.03924831</text:p>
          </table:table-cell>
        </table:table-row>
        <table:table-row table:style-name="ro1">
          <table:table-cell table:number-columns-repeated="9"/>
          <table:table-cell office:value-type="float" office:value="-216.69719363" calcext:value-type="float">
            <text:p>-216.69719363</text:p>
          </table:table-cell>
          <table:table-cell office:value-type="float" office:value="509.12302366" calcext:value-type="float">
            <text:p>509.12302366</text:p>
          </table:table-cell>
          <table:table-cell/>
          <table:table-cell office:value-type="float" office:value="-129.39312323" calcext:value-type="float">
            <text:p>-129.39312323</text:p>
          </table:table-cell>
          <table:table-cell office:value-type="float" office:value="579.41924456" calcext:value-type="float">
            <text:p>579.41924456</text:p>
          </table:table-cell>
          <table:table-cell/>
          <table:table-cell office:value-type="float" office:value="-156.21712166" calcext:value-type="float">
            <text:p>-156.21712166</text:p>
          </table:table-cell>
          <table:table-cell office:value-type="float" office:value="556.51821468" calcext:value-type="float">
            <text:p>556.51821468</text:p>
          </table:table-cell>
          <table:table-cell/>
          <table:table-cell office:value-type="float" office:value="329.55736086" calcext:value-type="float">
            <text:p>329.55736086</text:p>
          </table:table-cell>
          <table:table-cell office:value-type="float" office:value="557.70306928" calcext:value-type="float">
            <text:p>557.70306928</text:p>
          </table:table-cell>
        </table:table-row>
        <table:table-row table:style-name="ro1">
          <table:table-cell table:number-columns-repeated="9"/>
          <table:table-cell office:value-type="float" office:value="-216.28381488" calcext:value-type="float">
            <text:p>-216.28381488</text:p>
          </table:table-cell>
          <table:table-cell office:value-type="float" office:value="508.53831533" calcext:value-type="float">
            <text:p>508.53831533</text:p>
          </table:table-cell>
          <table:table-cell/>
          <table:table-cell office:value-type="float" office:value="-129.0531305" calcext:value-type="float">
            <text:p>-129.0531305</text:p>
          </table:table-cell>
          <table:table-cell office:value-type="float" office:value="578.78592534" calcext:value-type="float">
            <text:p>578.78592534</text:p>
          </table:table-cell>
          <table:table-cell/>
          <table:table-cell office:value-type="float" office:value="-155.83370545" calcext:value-type="float">
            <text:p>-155.83370545</text:p>
          </table:table-cell>
          <table:table-cell office:value-type="float" office:value="555.90958158" calcext:value-type="float">
            <text:p>555.90958158</text:p>
          </table:table-cell>
          <table:table-cell/>
          <table:table-cell office:value-type="float" office:value="329.94077707" calcext:value-type="float">
            <text:p>329.94077707</text:p>
          </table:table-cell>
          <table:table-cell office:value-type="float" office:value="557.09443618" calcext:value-type="float">
            <text:p>557.09443618</text:p>
          </table:table-cell>
        </table:table-row>
        <table:table-row table:style-name="ro1">
          <table:table-cell table:number-columns-repeated="9"/>
          <table:table-cell office:value-type="float" office:value="239.01845486" calcext:value-type="float">
            <text:p>239.01845486</text:p>
          </table:table-cell>
          <table:table-cell office:value-type="float" office:value="399.2983762" calcext:value-type="float">
            <text:p>399.2983762</text:p>
          </table:table-cell>
          <table:table-cell/>
          <table:table-cell office:value-type="float" office:value="308.55206086" calcext:value-type="float">
            <text:p>308.55206086</text:p>
          </table:table-cell>
          <table:table-cell office:value-type="float" office:value="428.17610248" calcext:value-type="float">
            <text:p>428.17610248</text:p>
          </table:table-cell>
          <table:table-cell/>
          <table:table-cell office:value-type="float" office:value="290.26466481" calcext:value-type="float">
            <text:p>290.26466481</text:p>
          </table:table-cell>
          <table:table-cell office:value-type="float" office:value="434.27258074" calcext:value-type="float">
            <text:p>434.27258074</text:p>
          </table:table-cell>
          <table:table-cell/>
          <table:table-cell office:value-type="float" office:value="776.03914733" calcext:value-type="float">
            <text:p>776.03914733</text:p>
          </table:table-cell>
          <table:table-cell office:value-type="float" office:value="435.45743534" calcext:value-type="float">
            <text:p>435.45743534</text:p>
          </table:table-cell>
        </table:table-row>
        <table:table-row table:style-name="ro1">
          <table:table-cell table:number-columns-repeated="9"/>
          <table:table-cell office:value-type="float" office:value="394.45296138" calcext:value-type="float">
            <text:p>394.45296138</text:p>
          </table:table-cell>
          <table:table-cell office:value-type="float" office:value="152.2766373" calcext:value-type="float">
            <text:p>152.2766373</text:p>
          </table:table-cell>
          <table:table-cell/>
          <table:table-cell office:value-type="float" office:value="422.31680235" calcext:value-type="float">
            <text:p>422.31680235</text:p>
          </table:table-cell>
          <table:table-cell office:value-type="float" office:value="139.00937021" calcext:value-type="float">
            <text:p>139.00937021</text:p>
          </table:table-cell>
          <table:table-cell/>
          <table:table-cell office:value-type="float" office:value="421.50112034" calcext:value-type="float">
            <text:p>421.50112034</text:p>
          </table:table-cell>
          <table:table-cell office:value-type="float" office:value="151.37327763" calcext:value-type="float">
            <text:p>151.37327763</text:p>
          </table:table-cell>
          <table:table-cell/>
          <table:table-cell office:value-type="float" office:value="907.27560286" calcext:value-type="float">
            <text:p>907.27560286</text:p>
          </table:table-cell>
          <table:table-cell office:value-type="float" office:value="152.55813223" calcext:value-type="float">
            <text:p>152.55813223</text:p>
          </table:table-cell>
        </table:table-row>
        <table:table-row table:style-name="ro1">
          <table:table-cell table:number-columns-repeated="9"/>
          <table:table-cell office:value-type="float" office:value="-503.95725213" calcext:value-type="float">
            <text:p>-503.95725213</text:p>
          </table:table-cell>
          <table:table-cell office:value-type="float" office:value="53.99389318" calcext:value-type="float">
            <text:p>53.99389318</text:p>
          </table:table-cell>
          <table:table-cell/>
          <table:table-cell office:value-type="float" office:value="-479.57394355" calcext:value-type="float">
            <text:p>-479.57394355</text:p>
          </table:table-cell>
          <table:table-cell office:value-type="float" office:value="174.9388591" calcext:value-type="float">
            <text:p>174.9388591</text:p>
          </table:table-cell>
          <table:table-cell/>
          <table:table-cell office:value-type="float" office:value="-481.04015734" calcext:value-type="float">
            <text:p>-481.04015734</text:p>
          </table:table-cell>
          <table:table-cell office:value-type="float" office:value="131.64486129" calcext:value-type="float">
            <text:p>131.64486129</text:p>
          </table:table-cell>
          <table:table-cell/>
          <table:table-cell office:value-type="float" office:value="4.73432517999999" calcext:value-type="float">
            <text:p>4.73432517999999</text:p>
          </table:table-cell>
          <table:table-cell office:value-type="float" office:value="132.82971589" calcext:value-type="float">
            <text:p>132.82971589</text:p>
          </table:table-cell>
        </table:table-row>
        <table:table-row table:style-name="ro1">
          <table:table-cell table:number-columns-repeated="9"/>
          <table:table-cell office:value-type="float" office:value="-488.90319769" calcext:value-type="float">
            <text:p>-488.90319769</text:p>
          </table:table-cell>
          <table:table-cell office:value-type="float" office:value="-77.97627345" calcext:value-type="float">
            <text:p>-77.97627345</text:p>
          </table:table-cell>
          <table:table-cell/>
          <table:table-cell office:value-type="float" office:value="-484.17633545" calcext:value-type="float">
            <text:p>-484.17633545</text:p>
          </table:table-cell>
          <table:table-cell office:value-type="float" office:value="41.92596162" calcext:value-type="float">
            <text:p>41.92596162</text:p>
          </table:table-cell>
          <table:table-cell/>
          <table:table-cell office:value-type="float" office:value="-477.72903952" calcext:value-type="float">
            <text:p>-477.72903952</text:p>
          </table:table-cell>
          <table:table-cell office:value-type="float" office:value="-1.1848546" calcext:value-type="float">
            <text:p>-1.1848546</text:p>
          </table:table-cell>
          <table:table-cell/>
          <table:table-cell office:value-type="float" office:value="8.04544299999998" calcext:value-type="float">
            <text:p>8.04544299999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office:value-type="float" office:value="-184.45730836" calcext:value-type="float">
            <text:p>-184.45730836</text:p>
          </table:table-cell>
          <table:table-cell office:value-type="float" office:value="-156.03790622" calcext:value-type="float">
            <text:p>-156.03790622</text:p>
          </table:table-cell>
          <table:table-cell/>
          <table:table-cell office:value-type="float" office:value="-190.33885462" calcext:value-type="float">
            <text:p>-190.33885462</text:p>
          </table:table-cell>
          <table:table-cell office:value-type="float" office:value="-79.95536936" calcext:value-type="float">
            <text:p>-79.95536936</text:p>
          </table:table-cell>
          <table:table-cell/>
          <table:table-cell office:value-type="float" office:value="-172.12158097" calcext:value-type="float">
            <text:p>-172.12158097</text:p>
          </table:table-cell>
          <table:table-cell office:value-type="float" office:value="-104.06474077" calcext:value-type="float">
            <text:p>-104.06474077</text:p>
          </table:table-cell>
          <table:table-cell/>
          <table:table-cell office:value-type="float" office:value="313.65290155" calcext:value-type="float">
            <text:p>313.65290155</text:p>
          </table:table-cell>
          <table:table-cell office:value-type="float" office:value="-102.87988617" calcext:value-type="float">
            <text:p>-102.87988617</text:p>
          </table:table-cell>
        </table:table-row>
        <table:table-row table:style-name="ro1">
          <table:table-cell table:number-columns-repeated="9"/>
          <table:table-cell office:value-type="float" office:value="11.95845782" calcext:value-type="float">
            <text:p>11.95845782</text:p>
          </table:table-cell>
          <table:table-cell office:value-type="float" office:value="-2.52522182" calcext:value-type="float">
            <text:p>-2.52522182</text:p>
          </table:table-cell>
          <table:table-cell/>
          <table:table-cell office:value-type="float" office:value="-2.44477591" calcext:value-type="float">
            <text:p>-2.44477591</text:p>
          </table:table-cell>
          <table:table-cell office:value-type="float" office:value="13.47578202" calcext:value-type="float">
            <text:p>13.47578202</text:p>
          </table:table-cell>
          <table:table-cell/>
          <table:table-cell office:value-type="float" office:value="-1.32854669" calcext:value-type="float">
            <text:p>-1.32854669</text:p>
          </table:table-cell>
          <table:table-cell office:value-type="float" office:value="-5.83537984" calcext:value-type="float">
            <text:p>-5.83537984</text:p>
          </table:table-cell>
          <table:table-cell/>
          <table:table-cell office:value-type="float" office:value="484.44593583" calcext:value-type="float">
            <text:p>484.44593583</text:p>
          </table:table-cell>
          <table:table-cell office:value-type="float" office:value="-4.65052524" calcext:value-type="float">
            <text:p>-4.65052524</text:p>
          </table:table-cell>
        </table:table-row>
        <table:table-row table:style-name="ro1">
          <table:table-cell table:number-columns-repeated="9"/>
          <table:table-cell office:value-type="float" office:value="371.10605914" calcext:value-type="float">
            <text:p>371.10605914</text:p>
          </table:table-cell>
          <table:table-cell office:value-type="float" office:value="-0.83738859" calcext:value-type="float">
            <text:p>-0.83738859</text:p>
          </table:table-cell>
          <table:table-cell/>
          <table:table-cell office:value-type="float" office:value="378.88551441" calcext:value-type="float">
            <text:p>378.88551441</text:p>
          </table:table-cell>
          <table:table-cell office:value-type="float" office:value="-5.52773253" calcext:value-type="float">
            <text:p>-5.52773253</text:p>
          </table:table-cell>
          <table:table-cell/>
          <table:table-cell office:value-type="float" office:value="387.29216098" calcext:value-type="float">
            <text:p>387.29216098</text:p>
          </table:table-cell>
          <table:table-cell office:value-type="float" office:value="4.75523305" calcext:value-type="float">
            <text:p>4.75523305</text:p>
          </table:table-cell>
          <table:table-cell/>
          <table:table-cell office:value-type="float" office:value="873.0666435" calcext:value-type="float">
            <text:p>873.0666435</text:p>
          </table:table-cell>
          <table:table-cell office:value-type="float" office:value="5.94008765" calcext:value-type="float">
            <text:p>5.94008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00:06:51.081714176</meta:creation-date>
    <dc:date>2019-10-01T01:12:55.012973694</dc:date>
    <meta:editing-duration>PT4M31S</meta:editing-duration>
    <meta:editing-cycles>1</meta:editing-cycles>
    <meta:document-statistic meta:table-count="1" meta:cell-count="48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4.204cm" style:legend-expansion="high" chart:style-name="ch2"/>
        <chart:plot-area chart:style-name="ch3" table:cell-range-address="Sheet1.A1:Sheet1.B10" svg:x="0.319cm" svg:y="0.18cm" svg:width="13.097cm" svg:height="8.646cm">
          <chartooo:coordinate-region svg:x="1.231cm" svg:y="0.379cm" svg:width="11.814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" chart:class="chart:scatter">
            <chart:domain table:cell-range-address="Sheet1.A1:Sheet1.A1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</svg:desc>
                </draw:g>
              </table:table-cell>
              <table:table-cell office:value-type="float" office:value="632.03924831">
                <text:p>632.03924831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9.55736086">
                <text:p>329.55736086</text:p>
              </table:table-cell>
              <table:table-cell office:value-type="float" office:value="557.70306928">
                <text:p>557.70306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9.94077707">
                <text:p>329.94077707</text:p>
              </table:table-cell>
              <table:table-cell office:value-type="float" office:value="557.09443618">
                <text:p>557.094436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6.03914733">
                <text:p>776.03914733</text:p>
              </table:table-cell>
              <table:table-cell office:value-type="float" office:value="435.45743534">
                <text:p>435.45743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7.27560286">
                <text:p>907.27560286</text:p>
              </table:table-cell>
              <table:table-cell office:value-type="float" office:value="152.55813223">
                <text:p>152.558132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73432517999999">
                <text:p>4.73432517999999</text:p>
              </table:table-cell>
              <table:table-cell office:value-type="float" office:value="132.82971589">
                <text:p>132.82971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4544299999998">
                <text:p>8.045442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3.65290155">
                <text:p>313.65290155</text:p>
              </table:table-cell>
              <table:table-cell office:value-type="float" office:value="-102.87988617">
                <text:p>-102.87988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4.44593583">
                <text:p>484.44593583</text:p>
              </table:table-cell>
              <table:table-cell office:value-type="float" office:value="-4.65052524">
                <text:p>-4.650525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3.0666435">
                <text:p>873.0666435</text:p>
              </table:table-cell>
              <table:table-cell office:value-type="float" office:value="5.94008765">
                <text:p>5.94008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